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that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interference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office:value-type="string">
            <text:p>Princess</text:p>
          </table:table-cell>
          <table:table-cell table:style-name="ce0" office:value-type="string">
            <text:p>My! Did you truly succeed in obtaining the
Ancient Wyvern Scale?!</text:p>
          </table:table-cell>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office:value-type="string">
            <text:p>Wonderful! I had no doubt that you could do it!</text:p>
          </table:table-cell>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office:value-type="string">
            <text:p>Now all you shall need to do is to obtain the
tea leaves from Sharusharu's domicile!</text:p>
          </table:table-cell>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office:value-type="string">
            <text:p>Princess</text:p>
          </table:table-cell>
          <table:table-cell table:style-name="ce0" office:value-type="string">
            <text:p>I am entrusting the search for Lumii to you.
I would have you bring her back safe and sound.</text:p>
          </table:table-cell>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office:value-type="string">
            <text:p>Princess</text:p>
          </table:table-cell>
          <table:table-cell table:style-name="ce0" office:value-type="string">
            <text:p>I believe you have already received word of this,
but the Heavenly Palace is under attack by
White Carat at this very moment!</text:p>
          </table:table-cell>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office:value-type="string">
            <text:p>The Chivalric Order is there, under Gaora's
command, but I expect they shan't be able to
control the situation alone.</text:p>
          </table:table-cell>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office:value-type="string">
            <text:p>Please, won't you head there at once?!</text:p>
          </table:table-cell>
          <table:table-cell table:number-columns-repeated="1020"/>
        </table:table-row>
        <table:table-row>
          <table:table-cell table:style-name="ce0" office:value-type="string">
            <text:p>ルミィは実に優秀な研究員じゃ。</text:p>
          </table:table-cell>
          <table:table-cell table:style-name="ce0"/>
          <table:table-cell table:style-name="ce0" office:value-type="string">
            <text:p>Princess</text:p>
          </table:table-cell>
          <table:table-cell table:style-name="ce0" office:value-type="string">
            <text:p>Lumii is a truly exceptional researcher.</text:p>
          </table:table-cell>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office:value-type="string">
            <text:p>I would have you do everything in your
power to help her obtain the materials she
wishes for.</text:p>
          </table:table-cell>
          <table:table-cell table:number-columns-repeated="1020"/>
        </table:table-row>
        <table:table-row>
          <table:table-cell table:style-name="ce0" office:value-type="string">
            <text:p>霊峰にて白カラットとの決戦か・・・</text:p>
          </table:table-cell>
          <table:table-cell table:style-name="ce0"/>
          <table:table-cell table:style-name="ce0" office:value-type="string">
            <text:p>Princess</text:p>
          </table:table-cell>
          <table:table-cell table:style-name="ce0" office:value-type="string">
            <text:p>A decisive battle with White Carat on the
Sacred Mountain...</text:p>
          </table:table-cell>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office:value-type="string">
            <text:p>I have faith that you shall defeat her and make
a triumphant return.</text:p>
          </table:table-cell>
          <table:table-cell table:number-columns-repeated="1020"/>
        </table:table-row>
        <table:table-row>
          <table:table-cell table:style-name="ce0" office:value-type="string">
            <text:p>煉獄洞か・・・</text:p>
          </table:table-cell>
          <table:table-cell table:style-name="ce0"/>
          <table:table-cell table:style-name="ce0" office:value-type="string">
            <text:p>Princess</text:p>
          </table:table-cell>
          <table:table-cell table:style-name="ce0" office:value-type="string">
            <text:p>Purgatory Grotto...</text:p>
          </table:table-cell>
          <table:table-cell table:number-columns-repeated="1020"/>
        </table:table-row>
        <table:table-row>
          <table:table-cell table:style-name="ce0" office:value-type="string">
            <text:p>聞くからに暑そうなところじゃのう・・・</text:p>
          </table:table-cell>
          <table:table-cell table:style-name="ce0"/>
          <table:table-cell table:style-name="ce0" office:value-type="string">
            <text:p>Princess</text:p>
          </table:table-cell>
          <table:table-cell table:style-name="ce0" office:value-type="string">
            <text:p>It certainly sounds unpleasantly hot...</text:p>
          </table:table-cell>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office:value-type="string">
            <text:p>Princess</text:p>
          </table:table-cell>
          <table:table-cell table:style-name="ce0" office:value-type="string">
            <text:p>It is because we have such exceptionally
talented engineers as Lumii and Takoyaki that
we have come this far.</text:p>
          </table:table-cell>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office:value-type="string">
            <text:p>I am quite envious of your acumen...</text:p>
          </table:table-cell>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office:value-type="string">
            <text:p>System</text:p>
          </table:table-cell>
          <table:table-cell table:style-name="ce0" office:value-type="string">
            <text:p>Mm? Wasn't the Princess meant to be in the
Northlands right now?! Is this a bug?!</text:p>
          </table:table-cell>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office:value-type="string">
            <text:p>...But in fact, this is just a life-sized
cardboard cutout.</text:p>
          </table:table-cell>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office:value-type="string">
            <text:p>Knight Commander Gaora
“As much as I would like to accompany you,
I cannot leave the Princess' side.”</text:p>
          </table:table-cell>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office:value-type="string">
            <text:p>Knight Commander Gaora
“I know it is unforgivable, but I have no
choice but to depend on you.”</text:p>
          </table:table-cell>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office:value-type="string">
            <text:p>Knight Commander Gaora
“Passive though we have been until now, we
have finally been blessed with an opportunity
to attack.”</text:p>
          </table:table-cell>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office:value-type="string">
            <text:p>Knight Commander Gaora
“There only remains the question of whether
we have the firepower.”</text:p>
          </table:table-cell>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office:value-type="string">
            <text:p>Knight Commander Gaora
“I plan to assist in the development of the STS
while using the Magic detection device to track
the enemy's movements.”</text:p>
          </table:table-cell>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office:value-type="string">
            <text:p>Knight Commander Gaora
“Please make haste to ‘Purgatory Grotto’ in
the Southlands, and procure this Ion Matter.”</text:p>
          </table:table-cell>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office:value-type="string">
            <text:p>Knight Commander Gaora
“If you can destroy the Demon Portal, I expect
we shan't have to deal with any more powerful
opponents such as the Shinigami.”</text:p>
          </table:table-cell>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office:value-type="string">
            <text:p>Knight Commander Gaora
“I am praying for your success.”</text:p>
          </table:table-cell>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office:value-type="string">
            <text:p>Knight Commander Gaora
“Mm, good work out there.”</text:p>
          </table:table-cell>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office:value-type="string">
            <text:p>Knight Commander Gaora
“Did you succeed in defeating White Carat
at the Sacred Mountain?”</text:p>
          </table:table-cell>
          <table:table-cell table:number-columns-repeated="1020"/>
        </table:table-row>
        <table:table-row>
          <table:table-cell table:style-name="ce0" office:value-type="string">
            <text:p>ダメでした！</text:p>
          </table:table-cell>
          <table:table-cell table:style-name="ce0"/>
          <table:table-cell table:style-name="ce0" office:value-type="string">
            <text:p>Hamuko</text:p>
          </table:table-cell>
          <table:table-cell table:style-name="ce0" office:value-type="string">
            <text:p>We botched it!</text:p>
          </table:table-cell>
          <table:table-cell table:number-columns-repeated="1020"/>
        </table:table-row>
        <table:table-row>
          <table:table-cell table:style-name="ce0" office:value-type="string">
            <text:p>・・・え？　あ、・・・う、うむ・・・？</text:p>
          </table:table-cell>
          <table:table-cell table:style-name="ce0"/>
          <table:table-cell table:style-name="ce0" office:value-type="string">
            <text:p>Princess</text:p>
          </table:table-cell>
          <table:table-cell table:style-name="ce0" office:value-type="string">
            <text:p>...Eh? Ah... u-umu..?</text:p>
          </table:table-cell>
          <table:table-cell table:number-columns-repeated="1020"/>
        </table:table-row>
        <table:table-row>
          <table:table-cell table:style-name="ce0" office:value-type="string">
            <text:p>説明サボりすぎだっての！！</text:p>
          </table:table-cell>
          <table:table-cell table:style-name="ce0"/>
          <table:table-cell table:style-name="ce0" office:value-type="string">
            <text:p>Nyanko</text:p>
          </table:table-cell>
          <table:table-cell table:style-name="ce0" office:value-type="string">
            <text:p>Way to explain!!</text:p>
          </table:table-cell>
          <table:table-cell table:number-columns-repeated="1020"/>
        </table:table-row>
        <table:table-row>
          <table:table-cell table:style-name="ce0" office:value-type="string">
            <text:p>早乙女くん、ヨロシク。</text:p>
          </table:table-cell>
          <table:table-cell table:style-name="ce0"/>
          <table:table-cell table:style-name="ce0" office:value-type="string">
            <text:p>Tomocchi</text:p>
          </table:table-cell>
          <table:table-cell table:style-name="ce0" office:value-type="string">
            <text:p>You're up, Saotome-kun.</text:p>
          </table:table-cell>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office:value-type="string">
            <text:p>Reguma</text:p>
          </table:table-cell>
          <table:table-cell table:style-name="ce0" office:value-type="string">
            <text:p>We scaled the Sacred Mountain in search of
White Carat, but waiting for us there instead
was a so-called “Shinigami”, summoned to this
world by Red Carat.</text:p>
          </table:table-cell>
          <table:table-cell table:number-columns-repeated="1020"/>
        </table:table-row>
        <table:table-row>
          <table:table-cell table:style-name="ce0" office:value-type="string">
            <text:p>恐るべき相手だ。</text:p>
          </table:table-cell>
          <table:table-cell table:style-name="ce0"/>
          <table:table-cell table:style-name="ce0"/>
          <table:table-cell table:style-name="ce0" office:value-type="string">
            <text:p>And this Shinigami is a truly fearsome enemy.</text:p>
          </table:table-cell>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office:value-type="string">
            <text:p>Knight Commander Gaora
“You mean to say the source of the Magical
response was not White Carat...?”</text:p>
          </table:table-cell>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office:value-type="string">
            <text:p>Princess</text:p>
          </table:table-cell>
          <table:table-cell table:style-name="ce0" office:value-type="string">
            <text:p>Are these Shinigami a different breed from your
average demon?</text:p>
          </table:table-cell>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office:value-type="string">
            <text:p>Komu</text:p>
          </table:table-cell>
          <table:table-cell table:style-name="ce0" office:value-type="string">
            <text:p>They are a species with which it is taboo to
associate, even among the demon world.</text:p>
          </table:table-cell>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office:value-type="string">
            <text:p>Furthermore, the one that Red Carat hired is
a particularly frightful speciment...</text:p>
          </table:table-cell>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office:value-type="string">
            <text:p>...A so-called “Quartet”.</text:p>
          </table:table-cell>
          <table:table-cell table:number-columns-repeated="1020"/>
        </table:table-row>
        <table:table-row>
          <table:table-cell table:style-name="ce0" office:value-type="string">
            <text:p>1人なのに、体が4つもあるんだヨー。</text:p>
          </table:table-cell>
          <table:table-cell table:style-name="ce0"/>
          <table:table-cell table:style-name="ce0" office:value-type="string">
            <text:p>Tako</text:p>
          </table:table-cell>
          <table:table-cell table:style-name="ce0" office:value-type="string">
            <text:p>She's one person, but she has four Bodiiies.</text:p>
          </table:table-cell>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office:value-type="string">
            <text:p>Hime</text:p>
          </table:table-cell>
          <table:table-cell table:style-name="ce0" office:value-type="string">
            <text:p>She she didn't even begin to get serious, and
yet we didn't stand a chance...</text:p>
          </table:table-cell>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office:value-type="string">
            <text:p>Princess</text:p>
          </table:table-cell>
          <table:table-cell table:style-name="ce0" office:value-type="string">
            <text:p>Do not tell me that Red Carat's forces
transcend even White Carat's power...!</text:p>
          </table:table-cell>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office:value-type="string">
            <text:p>Reguma</text:p>
          </table:table-cell>
          <table:table-cell table:style-name="ce0" office:value-type="string">
            <text:p>I cannot compare them all with the utmost
certainty, but...</text:p>
          </table:table-cell>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office:value-type="string">
            <text:p>That Shinigami is most likely the most
dangerous existence at this point in time.</text:p>
          </table:table-cell>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office:value-type="string">
            <text:p>Knight Commander Gaora
“This is truly absurd...! How many more times
must we be faced with more and more powerful
foes...?!”</text:p>
          </table:table-cell>
          <table:table-cell table:number-columns-repeated="1020"/>
        </table:table-row>
        <table:table-row>
          <table:table-cell table:style-name="ce0" office:value-type="string">
            <text:p>しょ、勝算は無いのか・・・？</text:p>
          </table:table-cell>
          <table:table-cell table:style-name="ce0"/>
          <table:table-cell table:style-name="ce0" office:value-type="string">
            <text:p>Princess</text:p>
          </table:table-cell>
          <table:table-cell table:style-name="ce0" office:value-type="string">
            <text:p>Is there no chance of victory...?</text:p>
          </table:table-cell>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office:value-type="string">
            <text:p>Nyanko</text:p>
          </table:table-cell>
          <table:table-cell table:style-name="ce0" office:value-type="string">
            <text:p>To be frank, I'm not at all confident that
we could face off against the likes of her...</text:p>
          </table:table-cell>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office:value-type="string">
            <text:p>Knight Commander Gaora
“Mghh...”</text:p>
          </table:table-cell>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office:value-type="string">
            <text:p>Tako</text:p>
          </table:table-cell>
          <table:table-cell table:style-name="ce0" office:value-type="string">
            <text:p>But we got our hands on some juicy Infooo!!
The Dee-mon Por-Taaal!!</text:p>
          </table:table-cell>
          <table:table-cell table:number-columns-repeated="1020"/>
        </table:table-row>
        <table:table-row>
          <table:table-cell table:style-name="ce0" office:value-type="string">
            <text:p>マカイモーン・・・？</text:p>
          </table:table-cell>
          <table:table-cell table:style-name="ce0"/>
          <table:table-cell table:style-name="ce0" office:value-type="string">
            <text:p>Princess</text:p>
          </table:table-cell>
          <table:table-cell table:style-name="ce0" office:value-type="string">
            <text:p>Dee-mon Por-taaal...?</text:p>
          </table:table-cell>
          <table:table-cell table:number-columns-repeated="1020"/>
        </table:table-row>
        <table:table-row>
          <table:table-cell table:style-name="ce0" office:value-type="string">
            <text:p>“魔界門”だ。</text:p>
          </table:table-cell>
          <table:table-cell table:style-name="ce0"/>
          <table:table-cell table:style-name="ce0" office:value-type="string">
            <text:p>Reguma</text:p>
          </table:table-cell>
          <table:table-cell table:style-name="ce0" office:value-type="string">
            <text:p>Demon Portal.</text:p>
          </table:table-cell>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office:value-type="string">
            <text:p>This entire time, we never considered by what
means all of these demons were arriving in this
world, but...</text:p>
          </table:table-cell>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office:value-type="string">
            <text:p>We have finally learned how.</text:p>
          </table:table-cell>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office:value-type="string">
            <text:p>Hime</text:p>
          </table:table-cell>
          <table:table-cell table:style-name="ce0" office:value-type="string">
            <text:p>It seems they were passing through this Demon
Portal which can be found in the Northlands.</text:p>
          </table:table-cell>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office:value-type="string">
            <text:p>Knight Commander Gaora
“I see. If this is true, that would certainly
be crucial information.”</text:p>
          </table:table-cell>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office:value-type="string">
            <text:p>Knight Commander Gaora
“If we can destroy this Demon Portal, the
siege upon our world by the likes of the
Shinigami would surely cease.”</text:p>
          </table:table-cell>
          <table:table-cell table:number-columns-repeated="1020"/>
        </table:table-row>
        <table:table-row>
          <table:table-cell table:style-name="ce0" office:value-type="string">
            <text:p>おそらく。</text:p>
          </table:table-cell>
          <table:table-cell table:style-name="ce0"/>
          <table:table-cell table:style-name="ce0" office:value-type="string">
            <text:p>Reguma</text:p>
          </table:table-cell>
          <table:table-cell table:style-name="ce0" office:value-type="string">
            <text:p>Most likely.</text:p>
          </table:table-cell>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office:value-type="string">
            <text:p>Hamuko</text:p>
          </table:table-cell>
          <table:table-cell table:style-name="ce0" office:value-type="string">
            <text:p>So, we thought we'd go and take out that
Demon Portal!</text:p>
          </table:table-cell>
          <table:table-cell table:number-columns-repeated="1020"/>
        </table:table-row>
        <table:table-row>
          <table:table-cell table:style-name="ce0" office:value-type="string">
            <text:p>何か魔界門に関する情報はないでしょうか？</text:p>
          </table:table-cell>
          <table:table-cell table:style-name="ce0"/>
          <table:table-cell table:style-name="ce0" office:value-type="string">
            <text:p>Komu</text:p>
          </table:table-cell>
          <table:table-cell table:style-name="ce0" office:value-type="string">
            <text:p>Do you happen to have any useful information
regarding the Portal?</text:p>
          </table:table-cell>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office:value-type="string">
            <text:p>Princess</text:p>
          </table:table-cell>
          <table:table-cell table:style-name="ce0" office:value-type="string">
            <text:p>A fine question. I expect we would be best
off asking the Priest of St. Yuria's castle.</text:p>
          </table:table-cell>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office:value-type="string">
            <text:p>Gaora, have the Priest examine the literature
for details on this Demon Portal.</text:p>
          </table:table-cell>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office:value-type="string">
            <text:p>Princess</text:p>
          </table:table-cell>
          <table:table-cell table:style-name="ce0" office:value-type="string">
            <text:p>Father, Lumii. You have worked terribly hard
studying the texts for information concerning
the Demon Portal.</text:p>
          </table:table-cell>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office:value-type="string">
            <text:p>Priest
“You are too kind, Your Highness.”</text:p>
          </table:table-cell>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office:value-type="string">
            <text:p>Lumii</text:p>
          </table:table-cell>
          <table:table-cell table:style-name="ce0" office:value-type="string">
            <text:p>This impromptu research didn't result in
the soundest of conclusions, but I think
I've grasped the general outline.</text:p>
          </table:table-cell>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office:value-type="string">
            <text:p>Knight Commander Gaora
“I apologize for hurrying you.”</text:p>
          </table:table-cell>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office:value-type="string">
            <text:p>Knight Commander Gaora
“Now, may we hear what you have learned?”</text:p>
          </table:table-cell>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office:value-type="string">
            <text:p>Lumii</text:p>
          </table:table-cell>
          <table:table-cell table:style-name="ce0" office:value-type="string">
            <text:p>The Demon Portal is located in the depths
of the “Argent Forest”, in the Northlands.</text:p>
          </table:table-cell>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office:value-type="string">
            <text:p>This forest is always blanketed in thick snow
cover, and entrance is forbidden, hence
why no one has learned of the Demon Portal's
existence.</text:p>
          </table:table-cell>
          <table:table-cell table:number-columns-repeated="1020"/>
        </table:table-row>
        <table:table-row>
          <table:table-cell table:style-name="ce0" office:value-type="string">
            <text:p>やっぱ、北部にあったんだね。</text:p>
          </table:table-cell>
          <table:table-cell table:style-name="ce0"/>
          <table:table-cell table:style-name="ce0" office:value-type="string">
            <text:p>Hamuko</text:p>
          </table:table-cell>
          <table:table-cell table:style-name="ce0" office:value-type="string">
            <text:p>So it was in the Northlands after all.</text:p>
          </table:table-cell>
          <table:table-cell table:number-columns-repeated="1020"/>
        </table:table-row>
        <table:table-row>
          <table:table-cell table:style-name="ce0" office:value-type="string">
            <text:p>青カラットは“正直”だナー。</text:p>
          </table:table-cell>
          <table:table-cell table:style-name="ce0"/>
          <table:table-cell table:style-name="ce0" office:value-type="string">
            <text:p>Tako</text:p>
          </table:table-cell>
          <table:table-cell table:style-name="ce0" office:value-type="string">
            <text:p>Blue Carat is really “honest”, Huuuh.</text:p>
          </table:table-cell>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office:value-type="string">
            <text:p>Priest
“The next part is very important...”</text:p>
          </table:table-cell>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office:value-type="string">
            <text:p>Priest
“One must use very specific means in order to
destroy the Demon Portal.”</text:p>
          </table:table-cell>
          <table:table-cell table:number-columns-repeated="1020"/>
        </table:table-row>
        <table:table-row>
          <table:table-cell table:style-name="ce0" office:value-type="string">
            <text:p>そんなに頑丈なんですか・・・？</text:p>
          </table:table-cell>
          <table:table-cell table:style-name="ce0"/>
          <table:table-cell table:style-name="ce0" office:value-type="string">
            <text:p>Nyanko</text:p>
          </table:table-cell>
          <table:table-cell table:style-name="ce0" office:value-type="string">
            <text:p>Is it that sturdy...?</text:p>
          </table:table-cell>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office:value-type="string">
            <text:p>Priest
“No, the Portal itself is merely carved out
of Magic stone, so it should be possible to
destroy via simple explosives.”</text:p>
          </table:table-cell>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office:value-type="string">
            <text:p>Priest
“Rather, the issue is ‘why the Demon Portal
was built’.”</text:p>
          </table:table-cell>
          <table:table-cell table:number-columns-repeated="1020"/>
        </table:table-row>
        <table:table-row>
          <table:table-cell table:style-name="ce0" office:value-type="string">
            <text:p>魔界門が造られた理由？</text:p>
          </table:table-cell>
          <table:table-cell table:style-name="ce0"/>
          <table:table-cell table:style-name="ce0" office:value-type="string">
            <text:p>Tomocchi</text:p>
          </table:table-cell>
          <table:table-cell table:style-name="ce0" office:value-type="string">
            <text:p>The reason why it was made?</text:p>
          </table:table-cell>
          <table:table-cell table:number-columns-repeated="1020"/>
        </table:table-row>
        <table:table-row>
          <table:table-cell table:style-name="ce0" office:value-type="string">
            <text:p>重要なの、それ？</text:p>
          </table:table-cell>
          <table:table-cell table:style-name="ce0"/>
          <table:table-cell table:style-name="ce0"/>
          <table:table-cell table:style-name="ce0" office:value-type="string">
            <text:p>Does it matter?</text:p>
          </table:table-cell>
          <table:table-cell table:number-columns-repeated="1020"/>
        </table:table-row>
        <table:table-row>
          <table:table-cell table:style-name="ce0" office:value-type="string">
            <text:p>重要です。</text:p>
          </table:table-cell>
          <table:table-cell table:style-name="ce0"/>
          <table:table-cell table:style-name="ce0" office:value-type="string">
            <text:p>Lumii</text:p>
          </table:table-cell>
          <table:table-cell table:style-name="ce0" office:value-type="string">
            <text:p>It matters.</text:p>
          </table:table-cell>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office:value-type="string">
            <text:p>Originally, the Demon Portal was not made
to connect the demon world with the human
world.</text:p>
          </table:table-cell>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office:value-type="string">
            <text:p>It's written in the ancient literature that,
a long time ago, a distortion in space-time
once appeared in the Northlands.</text:p>
          </table:table-cell>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office:value-type="string">
            <text:p>Priest
“It was feared that this distortion in space-
time, if left alone, would expand and swallow
up the world.”</text:p>
          </table:table-cell>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office:value-type="string">
            <text:p>Priest
“And so, to control this distortion, a gate
was constructed.”</text:p>
          </table:table-cell>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office:value-type="string">
            <text:p>Priest
“Thanks to the gate, the distortion was
confined to a limited space around it, but
it was not entirely sealed...”</text:p>
          </table:table-cell>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office:value-type="string">
            <text:p>Priest
“That is to say, it connected to another
world.”</text:p>
          </table:table-cell>
          <table:table-cell table:number-columns-repeated="1020"/>
        </table:table-row>
        <table:table-row>
          <table:table-cell table:style-name="ce0" office:value-type="string">
            <text:p>その、“別の世界”というのが・・・</text:p>
          </table:table-cell>
          <table:table-cell table:style-name="ce0"/>
          <table:table-cell table:style-name="ce0" office:value-type="string">
            <text:p>Princess</text:p>
          </table:table-cell>
          <table:table-cell table:style-name="ce0" office:value-type="string">
            <text:p>And this “other world” would be...</text:p>
          </table:table-cell>
          <table:table-cell table:number-columns-repeated="1020"/>
        </table:table-row>
        <table:table-row>
          <table:table-cell table:style-name="ce0" office:value-type="string">
            <text:p>魔界です。</text:p>
          </table:table-cell>
          <table:table-cell table:style-name="ce0"/>
          <table:table-cell table:style-name="ce0" office:value-type="string">
            <text:p>Lumii</text:p>
          </table:table-cell>
          <table:table-cell table:style-name="ce0" office:value-type="string">
            <text:p>The demon world.</text:p>
          </table:table-cell>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office:value-type="string">
            <text:p>In summary, the Demon Portal was not made
to link together the demon world and the
human world...</text:p>
          </table:table-cell>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office:value-type="string">
            <text:p>It was made to contain a space-time distortion
which appeared by chance, and this distortion,
not kept entirely suppressed, happens to
connect to the demon world.</text:p>
          </table:table-cell>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office:value-type="string">
            <text:p>Knight Commander Gaora
“Thus it became known as the Demon Portal.”</text:p>
          </table:table-cell>
          <table:table-cell table:number-columns-repeated="1020"/>
        </table:table-row>
        <table:table-row>
          <table:table-cell table:style-name="ce0" office:value-type="string">
            <text:p>つまり、魔界門をむやみに破壊してしまうと・・・</text:p>
          </table:table-cell>
          <table:table-cell table:style-name="ce0"/>
          <table:table-cell table:style-name="ce0" office:value-type="string">
            <text:p>Reguma</text:p>
          </table:table-cell>
          <table:table-cell table:style-name="ce0" office:value-type="string">
            <text:p>Ergo, if we were to recklessly destroy the
Demon Portal...</text:p>
          </table:table-cell>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office:value-type="string">
            <text:p>Komu</text:p>
          </table:table-cell>
          <table:table-cell table:style-name="ce0" office:value-type="string">
            <text:p>There is a risk that the distortion in space-
time would expand and swallow the world...?!</text:p>
          </table:table-cell>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office:value-type="string">
            <text:p>Nyanko</text:p>
          </table:table-cell>
          <table:table-cell table:style-name="ce0" office:value-type="string">
            <text:p>Does that mean we have no way of stopping
the demons' invasion?</text:p>
          </table:table-cell>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office:value-type="string">
            <text:p>Priest
“In truth, we have not yet determined that one
way or the other...”</text:p>
          </table:table-cell>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office:value-type="string">
            <text:p>Priest
“However, if we were able to do something
about the distortion, we would be free to
destroy the Demon Portal...”</text:p>
          </table:table-cell>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office:value-type="string">
            <text:p>Priest
“...Thus severing the link between this world
and the demon world. The problem is how to
stabilize this space-time distortion.”</text:p>
          </table:table-cell>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office:value-type="string">
            <text:p>Tomocchi</text:p>
          </table:table-cell>
          <table:table-cell table:style-name="ce0" office:value-type="string">
            <text:p>I... I think I'm gonna hafta tag outta the
conversation from here...</text:p>
          </table:table-cell>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office:value-type="string">
            <text:p>It's all up to you, Hime-chan!!</text:p>
          </table:table-cell>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office:value-type="string">
            <text:p>Hime</text:p>
          </table:table-cell>
          <table:table-cell table:style-name="ce0" office:value-type="string">
            <text:p>Uuu... but I haven't learnt about space-time
in school yet, so I can't!</text:p>
          </table:table-cell>
          <table:table-cell table:number-columns-repeated="1020"/>
        </table:table-row>
        <table:table-row>
          <table:table-cell table:style-name="ce0" office:value-type="string">
            <text:p>頼みの綱は、やはりルミィか。</text:p>
          </table:table-cell>
          <table:table-cell table:style-name="ce0"/>
          <table:table-cell table:style-name="ce0" office:value-type="string">
            <text:p>Reguma</text:p>
          </table:table-cell>
          <table:table-cell table:style-name="ce0" office:value-type="string">
            <text:p>Lumii, you're our last hope.</text:p>
          </table:table-cell>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office:value-type="string">
            <text:p>Lumii</text:p>
          </table:table-cell>
          <table:table-cell table:style-name="ce0" office:value-type="string">
            <text:p>I'm sorry. This is the one subject I can't
get my head around.</text:p>
          </table:table-cell>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office:value-type="string">
            <text:p>I have no experience in researching space-
time, you see...</text:p>
          </table:table-cell>
          <table:table-cell table:number-columns-repeated="1020"/>
        </table:table-row>
        <table:table-row>
          <table:table-cell table:style-name="ce0" office:value-type="string">
            <text:p>そ、それじゃ・・・打つ手ナシなの！？</text:p>
          </table:table-cell>
          <table:table-cell table:style-name="ce0"/>
          <table:table-cell table:style-name="ce0" office:value-type="string">
            <text:p>Hamuko</text:p>
          </table:table-cell>
          <table:table-cell table:style-name="ce0" office:value-type="string">
            <text:p>Th-Then... are we out of luck?!</text:p>
          </table:table-cell>
          <table:table-cell table:number-columns-repeated="1020"/>
        </table:table-row>
        <table:table-row>
          <table:table-cell table:style-name="ce0" office:value-type="string">
            <text:p>参ったのう・・・</text:p>
          </table:table-cell>
          <table:table-cell table:style-name="ce0"/>
          <table:table-cell table:style-name="ce0" office:value-type="string">
            <text:p>Princess</text:p>
          </table:table-cell>
          <table:table-cell table:style-name="ce0" office:value-type="string">
            <text:p>How unfortunate...</text:p>
          </table:table-cell>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office:value-type="string">
            <text:p>No matter how many demons we should kill,
for as long as their source remains, we will
merely be going around in circles...</text:p>
          </table:table-cell>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office:value-type="string">
            <text:p>Knight Commander Gaora
“There is no one who knows of a way to seal
the space-time distortion...”</text:p>
          </table:table-cell>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office:value-type="string">
            <text:p>Tako</text:p>
          </table:table-cell>
          <table:table-cell table:style-name="ce0" office:value-type="string">
            <text:p>Just sounds like a simple case of taking
the principles of closing wormholes and
applying Theeem.</text:p>
          </table:table-cell>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office:value-type="string">
            <text:p>I'm sure its angular domain shares secondary
energy with the same system's space particles
according to their anti-uniform vectors, so
just calculate each of their absolute va—</text:p>
          </table:table-cell>
          <table:table-cell table:number-columns-repeated="1020"/>
        </table:table-row>
        <table:table-row>
          <table:table-cell table:style-name="ce0" office:value-type="string">
            <text:p>ちょ・・・ちょっと待ってください。</text:p>
          </table:table-cell>
          <table:table-cell table:style-name="ce0"/>
          <table:table-cell table:style-name="ce0" office:value-type="string">
            <text:p>Lumii</text:p>
          </table:table-cell>
          <table:table-cell table:style-name="ce0" office:value-type="string">
            <text:p>P... Please slow down for a second.</text:p>
          </table:table-cell>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office:value-type="string">
            <text:p>Are you saying that you understand how to
block the space-time distortion...?</text:p>
          </table:table-cell>
          <table:table-cell table:number-columns-repeated="1020"/>
        </table:table-row>
        <table:table-row>
          <table:table-cell table:style-name="ce0" office:value-type="string">
            <text:p>パパの学校で習ったヨー？</text:p>
          </table:table-cell>
          <table:table-cell table:style-name="ce0"/>
          <table:table-cell table:style-name="ce0" office:value-type="string">
            <text:p>Tako</text:p>
          </table:table-cell>
          <table:table-cell table:style-name="ce0" office:value-type="string">
            <text:p>I did learn it at Papa's Schoool?</text:p>
          </table:table-cell>
          <table:table-cell table:number-columns-repeated="1020"/>
        </table:table-row>
        <table:table-row>
          <table:table-cell table:style-name="ce0" office:value-type="string">
            <text:p>おおおおお！！　たこやきちゃんすごい！！！</text:p>
          </table:table-cell>
          <table:table-cell table:style-name="ce0"/>
          <table:table-cell table:style-name="ce0" office:value-type="string">
            <text:p>Hamuko</text:p>
          </table:table-cell>
          <table:table-cell table:style-name="ce0" office:value-type="string">
            <text:p>Woaaaaaahhh!! Takoyaki-chan, you're amazing!!!</text:p>
          </table:table-cell>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office:value-type="string">
            <text:p>Thank God you're a space ali— I mean, a
pace-say lien-ay!!!</text:p>
          </table:table-cell>
          <table:table-cell table:number-columns-repeated="1020"/>
        </table:table-row>
        <table:table-row>
          <table:table-cell table:style-name="ce0" office:value-type="string">
            <text:p>救世主だ。</text:p>
          </table:table-cell>
          <table:table-cell table:style-name="ce0"/>
          <table:table-cell table:style-name="ce0" office:value-type="string">
            <text:p>Reguma</text:p>
          </table:table-cell>
          <table:table-cell table:style-name="ce0" office:value-type="string">
            <text:p>You're the world's savior.</text:p>
          </table:table-cell>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office:value-type="string">
            <text:p>It is truly fortunate that you joined our
team. Thank you.</text:p>
          </table:table-cell>
          <table:table-cell table:number-columns-repeated="1020"/>
        </table:table-row>
        <table:table-row>
          <table:table-cell table:style-name="ce0" office:value-type="string">
            <text:p>え、えへへへー・・・/////</text:p>
          </table:table-cell>
          <table:table-cell table:style-name="ce0"/>
          <table:table-cell table:style-name="ce0" office:value-type="string">
            <text:p>Tako</text:p>
          </table:table-cell>
          <table:table-cell table:style-name="ce0" office:value-type="string">
            <text:p>E-Eheheheh—... /////</text:p>
          </table:table-cell>
          <table:table-cell table:number-columns-repeated="1020"/>
        </table:table-row>
        <table:table-row>
          <table:table-cell table:style-name="ce0" office:value-type="string">
            <text:p>（ぷくー）</text:p>
          </table:table-cell>
          <table:table-cell table:style-name="ce0"/>
          <table:table-cell table:style-name="ce0" office:value-type="string">
            <text:p>Lumii</text:p>
          </table:table-cell>
          <table:table-cell table:style-name="ce0" office:value-type="string">
            <text:p>*pout*—</text:p>
          </table:table-cell>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office:value-type="string">
            <text:p>Knight Commander Gaora
“If you would, please formulate a means of
sealing the space-time distortion.”</text:p>
          </table:table-cell>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office:value-type="string">
            <text:p>Knight Commander Gaora
“Lumii and Takoyaki shall be in charge.”</text:p>
          </table:table-cell>
          <table:table-cell table:number-columns-repeated="1020"/>
        </table:table-row>
        <table:table-row>
          <table:table-cell table:style-name="ce0" office:value-type="string">
            <text:p>たこやきさん、知恵をお借りします。</text:p>
          </table:table-cell>
          <table:table-cell table:style-name="ce0"/>
          <table:table-cell table:style-name="ce0" office:value-type="string">
            <text:p>Lumii</text:p>
          </table:table-cell>
          <table:table-cell table:style-name="ce0" office:value-type="string">
            <text:p>Allow me to borrow your knowledge, Takoyaki-
san.</text:p>
          </table:table-cell>
          <table:table-cell table:number-columns-repeated="1020"/>
        </table:table-row>
        <table:table-row>
          <table:table-cell table:style-name="ce0" office:value-type="string">
            <text:p>任せるネー！！</text:p>
          </table:table-cell>
          <table:table-cell table:style-name="ce0"/>
          <table:table-cell table:style-name="ce0" office:value-type="string">
            <text:p>Tako</text:p>
          </table:table-cell>
          <table:table-cell table:style-name="ce0" office:value-type="string">
            <text:p>Leave it to Meeee!!</text:p>
          </table:table-cell>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office:value-type="string">
            <text:p>Princess</text:p>
          </table:table-cell>
          <table:table-cell table:style-name="ce0" office:value-type="string">
            <text:p>Approximately how long will it take to reach
a conclusion?</text:p>
          </table:table-cell>
          <table:table-cell table:number-columns-repeated="1020"/>
        </table:table-row>
        <table:table-row>
          <table:table-cell table:style-name="ce0" office:value-type="string">
            <text:p>ンー・・・</text:p>
          </table:table-cell>
          <table:table-cell table:style-name="ce0"/>
          <table:table-cell table:style-name="ce0" office:value-type="string">
            <text:p>Tako</text:p>
          </table:table-cell>
          <table:table-cell table:style-name="ce0" office:value-type="string">
            <text:p>Nnn...</text:p>
          </table:table-cell>
          <table:table-cell table:number-columns-repeated="1020"/>
        </table:table-row>
        <table:table-row>
          <table:table-cell table:style-name="ce0" office:value-type="string">
            <text:p>1か月？</text:p>
          </table:table-cell>
          <table:table-cell table:style-name="ce0"/>
          <table:table-cell table:style-name="ce0"/>
          <table:table-cell table:style-name="ce0" office:value-type="string">
            <text:p>A month?</text:p>
          </table:table-cell>
          <table:table-cell table:number-columns-repeated="1020"/>
        </table:table-row>
        <table:table-row>
          <table:table-cell table:style-name="ce0" office:value-type="string">
            <text:p>も、もうちょっと何とかならない・・・？</text:p>
          </table:table-cell>
          <table:table-cell table:style-name="ce0"/>
          <table:table-cell table:style-name="ce0" office:value-type="string">
            <text:p>Hamuko</text:p>
          </table:table-cell>
          <table:table-cell table:style-name="ce0" office:value-type="string">
            <text:p>C-Can't you do anything about that...?</text:p>
          </table:table-cell>
          <table:table-cell table:number-columns-repeated="1020"/>
        </table:table-row>
        <table:table-row>
          <table:table-cell table:style-name="ce0" office:value-type="string">
            <text:p>じゃあ20時間でがんばるヨー！！</text:p>
          </table:table-cell>
          <table:table-cell table:style-name="ce0"/>
          <table:table-cell table:style-name="ce0" office:value-type="string">
            <text:p>Tako</text:p>
          </table:table-cell>
          <table:table-cell table:style-name="ce0" office:value-type="string">
            <text:p>All right, I'll do it in twenty Hooours!!</text:p>
          </table:table-cell>
          <table:table-cell table:number-columns-repeated="1020"/>
        </table:table-row>
        <table:table-row>
          <table:table-cell table:style-name="ce0" office:value-type="string">
            <text:p>どんだけのんびりやるつもりだったの・・・</text:p>
          </table:table-cell>
          <table:table-cell table:style-name="ce0"/>
          <table:table-cell table:style-name="ce0" office:value-type="string">
            <text:p>Tomocchi</text:p>
          </table:table-cell>
          <table:table-cell table:style-name="ce0" office:value-type="string">
            <text:p>Just how easy were you plannin' to take it...?</text:p>
          </table:table-cell>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office:value-type="string">
            <text:p>Priest
“I shall also offer what little help I can.”</text:p>
          </table:table-cell>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office:value-type="string">
            <text:p>Princess</text:p>
          </table:table-cell>
          <table:table-cell table:style-name="ce0" office:value-type="string">
            <text:p>Then we will entrust the suppression of the
space-time distortion to the three of you.</text:p>
          </table:table-cell>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office:value-type="string">
            <text:p>Everyone else shall remain on standby, is
that acceptable?</text:p>
          </table:table-cell>
          <table:table-cell table:number-columns-repeated="1020"/>
        </table:table-row>
        <table:table-row>
          <table:table-cell table:style-name="ce0" office:value-type="string">
            <text:p>異存は無い。</text:p>
          </table:table-cell>
          <table:table-cell table:style-name="ce0"/>
          <table:table-cell table:style-name="ce0" office:value-type="string">
            <text:p>Reguma</text:p>
          </table:table-cell>
          <table:table-cell table:style-name="ce0" office:value-type="string">
            <text:p>No objections from me.</text:p>
          </table:table-cell>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office:value-type="string">
            <text:p>Hamuko</text:p>
          </table:table-cell>
          <table:table-cell table:style-name="ce0" office:value-type="string">
            <text:p>Wohoaah!! He said “No objections“!!
Hey, didja hear that?! ”No objections”!!
Yahooooooooooooo!!</text:p>
          </table:table-cell>
          <table:table-cell table:number-columns-repeated="1020"/>
        </table:table-row>
        <table:table-row>
          <table:table-cell table:style-name="ce0" office:value-type="string">
            <text:p>あんたの喜ぶツボ、よく分かんない・・・</text:p>
          </table:table-cell>
          <table:table-cell table:style-name="ce0"/>
          <table:table-cell table:style-name="ce0" office:value-type="string">
            <text:p>Nyanko</text:p>
          </table:table-cell>
          <table:table-cell table:style-name="ce0" office:value-type="string">
            <text:p>What exactly about that makes you so happy...?</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7-18T17:08:18+02:00</meta:creation-date>
    <dc:date>2020-07-18T17:08:18+02:00</dc:date>
    <dc:title>Untitled Spreadsheet</dc:title>
    <dc:description/>
    <dc:subject/>
    <meta:keyword/>
    <meta:user-defined meta:name="Company">Microsoft Corporation</meta:user-defined>
    <meta:user-defined meta:name="category"/>
  </office:meta>
</office:document-meta>
</file>